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ource Code Pro" svg:font-family="'Source Code Pro', Monaco, Menlo, Consolas, 'Courier New',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text-properties style:font-name="Tahoma" fo:font-weight="bold" style:font-weight-asian="bold" style:font-weight-complex="bold"/>
    </style:style>
    <style:style style:name="P3" style:family="paragraph" style:parent-style-name="Text_20_body">
      <style:text-properties style:font-name="Calibri"/>
    </style:style>
    <style:style style:name="P4" style:family="paragraph" style:parent-style-name="Text_20_body">
      <style:paragraph-properties fo:text-align="center" style:justify-single-word="false"/>
      <style:text-properties style:font-name="Calibri"/>
    </style:style>
    <style:style style:name="P5" style:family="paragraph" style:parent-style-name="Text_20_body">
      <style:paragraph-properties fo:text-align="center" style:justify-single-word="false"/>
      <style:text-properties style:font-name="Calibri" fo:font-size="10pt" style:font-size-asian="10pt" style:font-size-complex="10pt"/>
    </style:style>
    <style:style style:name="P6" style:family="paragraph" style:parent-style-name="Text_20_body">
      <style:paragraph-properties fo:text-align="center" style:justify-single-word="false"/>
      <style:text-properties style:font-name="Calibri" fo:font-weight="bold" style:font-weight-asian="bold" style:font-weight-complex="bold"/>
    </style:style>
    <style:style style:name="P7" style:family="paragraph" style:parent-style-name="Text_20_body">
      <style:text-properties style:font-name="Calibri" fo:font-style="italic" style:font-style-asian="italic" style:font-style-complex="italic"/>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ahoma" fo:font-weight="bold" style:font-weight-asian="bold" style:font-weight-complex="bold"/>
    </style:style>
    <style:style style:name="P10" style:family="paragraph" style:parent-style-name="Text_20_body">
      <style:text-properties style:font-name="Tahoma" fo:font-weight="normal" style:font-weight-asian="normal" style:font-weight-complex="normal"/>
    </style:style>
    <style:style style:name="P11" style:family="paragraph" style:parent-style-name="Text_20_body">
      <style:paragraph-properties fo:break-before="page"/>
      <style:text-properties style:font-name="Tahoma" fo:font-weight="bold" style:font-weight-asian="bold" style:font-weight-complex="bold"/>
    </style:style>
    <style:style style:name="P12" style:family="paragraph" style:parent-style-name="Text_20_body">
      <style:text-properties style:font-name="Tahoma" fo:font-weight="normal" style:font-weight-asian="normal" style:font-weight-complex="normal"/>
    </style:style>
    <style:style style:name="P13" style:family="paragraph" style:parent-style-name="Text_20_body">
      <style:text-properties style:font-name="Calibri"/>
    </style:style>
    <style:style style:name="P14" style:family="paragraph" style:parent-style-name="Text_20_body">
      <style:text-properties style:font-name="Calibri" fo:font-weight="bold" style:font-weight-asian="bold" style:font-weight-complex="bold"/>
    </style:style>
    <style:style style:name="P15" style:family="paragraph" style:parent-style-name="Text_20_body" style:list-style-name="L1">
      <style:text-properties style:font-name="Calibri"/>
    </style:style>
    <style:style style:name="P16" style:family="paragraph" style:parent-style-name="Text_20_body">
      <style:text-properties style:font-name="Tahoma" fo:font-weight="bold" style:font-weight-asian="bold" style:font-weight-complex="bold"/>
    </style:style>
    <style:style style:name="P17" style:family="paragraph" style:parent-style-name="Text_20_body">
      <style:paragraph-properties fo:break-before="page"/>
    </style:style>
    <style:style style:name="T1" style:family="text">
      <style:text-properties fo:font-variant="normal" fo:text-transform="none" fo:color="#333333" fo:letter-spacing="normal" fo:font-style="normal"/>
    </style:style>
    <style:style style:name="T2" style:family="text">
      <style:text-properties fo:font-variant="normal" fo:text-transform="none" fo:color="#000000" style:font-name="Calibri" fo:font-size="12pt" fo:letter-spacing="normal" fo:font-style="normal" fo:font-weight="normal" style:font-size-asian="12pt" style:font-size-complex="12pt"/>
    </style:style>
    <style:style style:name="T3" style:family="text">
      <style:text-properties fo:font-variant="normal" fo:text-transform="none" fo:color="#dd1144" style:font-name="Source Code Pro" fo:font-size="9pt" fo:letter-spacing="normal" fo:font-style="normal" fo:font-weight="normal" style:font-size-asian="12pt" style:font-size-complex="12pt"/>
    </style:style>
    <style:style style:name="T4" style:family="text">
      <style:text-properties style:font-name="Calibri"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color="#000000" style:font-name="Calibri"/>
    </style:style>
    <style:style style:name="T9" style:family="text">
      <style:text-properties fo:color="#000000" style:font-name="Calibri" fo:font-style="italic" style:font-style-asian="italic" style:font-style-complex="italic"/>
    </style:style>
    <style:style style:name="T10" style:family="text">
      <style:text-properties fo:color="#000000" style:font-name="Calibri" fo:font-style="normal" style:font-style-asian="normal" style:font-style-complex="normal"/>
    </style:style>
    <style:style style:name="T11" style:family="text">
      <style:text-properties fo:color="#000000" style:font-name="Calibri"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6">MEAN.JS Chat Application using Socket.IO</text:p>
      <text:p text:style-name="P5">CS575-900_Assignment3: Implementing a System Highlighting a Non-Trivial Modern Architecture</text:p>
      <text:p text:style-name="P4">By: Keith Aubin</text:p>
      <text:p text:style-name="P4">Video: </text:p>
      <text:p text:style-name="P8"><text:span text:style-name="T4">Clone URL: </text:span><text:a xlink:type="simple" xlink:href="https://github.com/kaubin/CS575-900_Assignment3.git"><text:span text:style-name="T4">https://github.com/kaubin/CS575-900_Assignment3.git</text:span></text:a></text:p>
      <text:p text:style-name="P8"><text:span text:style-name="T4">GitHub Repository: </text:span><text:a xlink:type="simple" xlink:href="https://github.com/kaubin/CS575-900_Assignment3"><text:span text:style-name="T4">https://github.com/kaubin/CS575-900_Assignment3</text:span></text:a></text:p>
      <text:p text:style-name="P4">Setup Directions: This document or <text:span text:style-name="T1">README.md located in GitHub repository</text:span></text:p>
      <text:p text:style-name="P3"/>
      <text:p text:style-name="P3">I built a web application using the MEAN.JS Yeoman generator as the starting point. The stack was then expanded with some GUI modifications, additional DBs and socket.io creating a very, very simplistic chat application.</text:p>
      <text:p text:style-name="P3">This was my first experience with each of the platforms leveraged with MEAN.JS. I chose MEAN.JS since it seemed like a tangible best bet with respect to employing polyglot development playing with domain specific languages (HTML/CSS/Javascript), the functional language AngularJS and web services.</text:p>
      <text:p text:style-name="P3"/>
      <text:p text:style-name="P1"><text:span text:style-name="T5">How to start the application (</text:span><text:span text:style-name="T7">necessary only the first time</text:span><text:span text:style-name="T5">)</text:span></text:p>
      <text:p text:style-name="P2"/>
      <text:p text:style-name="P3">Clone the repository or download ZIP and extract it to a directory.</text:p>
      <text:p text:style-name="P3">Open shell or command prompt, traverse to {EXTRACTED_DIR}\ChatApp</text:p>
      <text:p text:style-name="P3">Install dependencies using grunt:</text:p>
      <text:p text:style-name="P3"><text:s text:c="5"/><text:span text:style-name="T6">grunt install</text:span></text:p>
      <text:p text:style-name="P3">Provided MongoDB with a location to store databases. Create directory C:\Windows\Temp\MongoDb.</text:p>
      <text:p text:style-name="P9"/>
      <text:p text:style-name="P9">Running the application.</text:p>
      <text:p text:style-name="P3">Start MongoDB (looks to be the same for mac):</text:p>
      <text:p text:style-name="P7"><text:s text:c="5"/>mongod --dbpath C:\Windows\Temp\MongoDb</text:p>
      <text:p text:style-name="P3">To run application using grunt:</text:p>
      <text:p text:style-name="P7"><text:s text:c="5"/>grunt</text:p>
      <text:p text:style-name="P9"/>
      <text:p text:style-name="P11">Video Contents: Playing with the application</text:p>
      <text:p text:style-name="P10">Intro</text:p>
      <text:p text:style-name="P10">Playing with the application:</text:p>
      <text:p text:style-name="P3"><text:s text:c="3"/>Open a web browser to http://localhost:3000</text:p>
      <text:p text:style-name="P3"><text:s text:c="3"/>Create an account: Click Sign Up (upper right corner), enter information for your user, Click blue Sign Up button. Application will bring you to the MEAN.JS entry page.</text:p>
      <text:p text:style-name="P3"><text:s text:c="3"/>Create a chat room: Select Rooms -&gt; New Room. Enter room name, Click Submit. The room view will appear.</text:p>
      <text:p text:style-name="P3"><text:s text:c="3"/>Open a second web browser to http://localhost:3000</text:p>
      <text:p text:style-name="P3"><text:s text:c="3"/>Using the second browser, join the recently created chat room: Select Rooms -&gt; List Rooms. A list of all available rooms will appear. Find the room created earlier. Click blue Join button.</text:p>
      <text:p text:style-name="P3"><text:s text:c="3"/>Enter chat messages in each browser, observe the other browser sees the conversation.</text:p>
      <text:p text:style-name="P3"><text:s text:c="3"/>View Message Database: http://localhost:3000/roommessages</text:p>
      <text:p text:style-name="P3"><text:s text:c="3"/>View Room Database: http://localhost:3000/rooms</text:p>
      <text:p text:style-name="P3"/>
      <text:p text:style-name="P9">Architecture</text:p>
      <text:p text:style-name="P3">MEAN.JS project organization separates code according to AngularJS concepts such as config, routes, views, controllers and services (to name a few) where each implementation exists in separate javascript files. Files are stored in corresponding concept folders. Folders are stored in respective module folders. Finally, modules functionality is broken out into client and server or public and app folders respectively as seen in Figure 1.</text:p>
      <text:p text:style-name="P3">The repository README.md file outlines how to use the app in “Playing with the application” section. The stack was modified in a few portions outlined using bold boxes in Figure 2. Basically the stack started off with two CRUD modules (generated using MEAN.JS yo generators) one for chat rooms and the other for message history. I changed the message module views/model/controller to display room name, user name and message data. The room module view-room.client.html file was modified <text:s/>to include chat room the markup.</text:p>
      <text:p text:style-name="P14"/>
      <text:p text:style-name="P14"/>
      <text:p text:style-name="P14"/>
      <text:p text:style-name="P14"/>
      <text:p text:style-name="P14">Adding Socket.IO (explained in video)</text:p>
      <text:p text:style-name="Text_20_body"><text:span text:style-name="T8">The application uses socket.io to transmit chat events between the server and browser. Socket.io on the server side was implemented via config/express.js while socket listener is enabled in server.js. <text:s/>Server controllers (ChatApp/app/controller) can then access the back-end socket instance via the express app config setting named </text:span><text:span text:style-name="T9">socketio</text:span><text:span text:style-name="T8">. See rooms.server.controller.js, </text:span><text:span text:style-name="T9">create()</text:span><text:span text:style-name="T8"> function.</text:span></text:p>
      <text:p text:style-name="Text_20_body"><text:span text:style-name="T8">Socket.io on the client browser side is made available via an angular factory socket service defined in </text:span><text:soft-page-break/><text:span text:style-name="T8">ChatApp/public/modules/core/services/socket.js. The application uses the angular-socket-io component installed via Bower to listen and emit events between the server and bowser. Javascript socket.io files are includ</text:span><text:span text:style-name="T11">ed in ChatApp/</text:span><text:span text:style-name="T2">app/views/layout.server.view.html. The angular-socket-io component itself was integrated into the application via angular dependency injection. Dependencies are defined in <text:s/></text:span><text:span text:style-name="T3">public/config.js</text:span><text:span text:style-name="T2">. To use the dependency, the angular controller definition ChatApp\public\modules\rooms\controllers\rooms.client.controller.js was modified to include the Socket. </text:span><text:span text:style-name="T8">The Socket service was registered within the core module. Therefore, Socket instances can be utilized across the app. Its also injected into the message controller though it not used at the moment.</text:span></text:p>
      <text:p text:style-name="Text_20_body"><text:span text:style-name="T8">This approach was outlined in a few angular tutorials. The best was </text:span><text:a xlink:type="simple" xlink:href="http://vexxhost.com/blog/mean-socket-io-integration-tutorial/">http://vexxhost.com/blog/mean-socket-io-integration-tutorial/</text:a><text:span text:style-name="T8">. Its the approach Brian Ford uses in his chat room examples.</text:span></text:p>
      <text:p text:style-name="Text_20_body"><text:span text:style-name="T8">Note: The video also outlines a small issue I found when navigating from view to view. Since the socket needs be resolved each time you enter a new angular scope, server defined information can be lost. The solution was adding a private method to the room controller named </text:span><text:span text:style-name="T9">checkSocket()</text:span><text:span text:style-name="T10"> that requests a socket reinitialization whenever $scope.name (users chat alias) is not defined on the client. This was not a problem in any existing tutorial I could find since they were all single page applications. This app requires the user to navigate though multiple views so it was noticeable. Chromes JavaScript console was very helpful in figuring out what was going on.</text:span></text:p>
      <text:p text:style-name="Text_20_body"><text:span text:style-name="T10"/></text:p>
      <text:p text:style-name="P17"><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ource Code Pro" svg:font-family="'Source Code Pro', Monaco, Menlo, Consolas, 'Courier New', 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date>2014-11-30T23:21:55.38</dc:date>
    <meta:editing-duration>PT9H50M33S</meta:editing-duration>
    <meta:editing-cycles>49</meta:editing-cycles>
    <meta:document-statistic meta:table-count="0" meta:image-count="0" meta:object-count="0" meta:page-count="4" meta:paragraph-count="39" meta:word-count="752" meta:character-count="5341"/>
  </office:meta>
</office:document-meta>
</file>